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bc162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style:text-properties officeooo:paragraph-rsid="0cb27039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0f4adb30"/>
    </style:style>
    <style:style style:name="P52" style:family="paragraph" style:parent-style-name="Standard">
      <style:text-properties officeooo:rsid="0dde9a1c" officeooo:paragraph-rsid="0f5bbe35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4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5" style:family="paragraph" style:parent-style-name="Standard">
      <style:text-properties officeooo:paragraph-rsid="0e26e14b"/>
    </style:style>
    <style:style style:name="P56" style:family="paragraph" style:parent-style-name="Standard">
      <style:text-properties officeooo:paragraph-rsid="0f1c472f"/>
    </style:style>
    <style:style style:name="P57" style:family="paragraph" style:parent-style-name="Standard">
      <style:text-properties officeooo:paragraph-rsid="0f3ae219"/>
    </style:style>
    <style:style style:name="P58" style:family="paragraph" style:parent-style-name="Standard">
      <style:text-properties officeooo:paragraph-rsid="0f3d081d"/>
    </style:style>
    <style:style style:name="P59" style:family="paragraph" style:parent-style-name="Footnote">
      <style:text-properties officeooo:rsid="043ccc66" officeooo:paragraph-rsid="0f40045a"/>
    </style:style>
    <style:style style:name="P60" style:family="paragraph" style:parent-style-name="Footnote">
      <style:text-properties officeooo:rsid="043ccc66" officeooo:paragraph-rsid="0f4dc0dc"/>
    </style:style>
    <style:style style:name="P61" style:family="paragraph" style:parent-style-name="Footnote">
      <style:text-properties officeooo:paragraph-rsid="0f40045a"/>
    </style:style>
    <style:style style:name="P62" style:family="paragraph" style:parent-style-name="Footnote">
      <style:text-properties officeooo:paragraph-rsid="0f48ae43"/>
    </style:style>
    <style:style style:name="P63" style:family="paragraph" style:parent-style-name="Footnote">
      <style:text-properties officeooo:paragraph-rsid="0f4a4d76"/>
    </style:style>
    <style:style style:name="P64" style:family="paragraph" style:parent-style-name="Standard">
      <style:text-properties officeooo:paragraph-rsid="0f4adb30"/>
    </style:style>
    <style:style style:name="P65" style:family="paragraph" style:parent-style-name="Standard">
      <style:text-properties officeooo:paragraph-rsid="0f41de32"/>
    </style:style>
    <style:style style:name="P66" style:family="paragraph" style:parent-style-name="Standard">
      <style:paragraph-properties fo:text-align="center" style:justify-single-word="false"/>
      <style:text-properties officeooo:paragraph-rsid="0cc50ec9"/>
    </style:style>
    <style:style style:name="P67" style:family="paragraph" style:parent-style-name="Standard">
      <style:paragraph-properties fo:text-align="center" style:justify-single-word="false"/>
      <style:text-properties officeooo:paragraph-rsid="0f3ae219"/>
    </style:style>
    <style:style style:name="P68" style:family="paragraph" style:parent-style-name="Standard">
      <style:paragraph-properties fo:text-align="center" style:justify-single-word="false"/>
      <style:text-properties officeooo:paragraph-rsid="0f6ac771"/>
    </style:style>
    <style:style style:name="P69" style:family="paragraph" style:parent-style-name="Standard">
      <style:paragraph-properties fo:text-align="center" style:justify-single-word="false"/>
      <style:text-properties officeooo:paragraph-rsid="0daef67d"/>
    </style:style>
    <style:style style:name="P70" style:family="paragraph" style:parent-style-name="Standard">
      <style:paragraph-properties fo:text-align="center" style:justify-single-word="false"/>
      <style:text-properties officeooo:paragraph-rsid="0f3d081d"/>
    </style:style>
    <style:style style:name="P71" style:family="paragraph" style:parent-style-name="Standard">
      <style:paragraph-properties fo:text-align="center" style:justify-single-word="false"/>
      <style:text-properties officeooo:paragraph-rsid="0db0d4d1"/>
    </style:style>
    <style:style style:name="P72" style:family="paragraph" style:parent-style-name="Standard">
      <style:paragraph-properties fo:text-align="center" style:justify-single-word="false"/>
      <style:text-properties officeooo:paragraph-rsid="0daa4aef"/>
    </style:style>
    <style:style style:name="P73" style:family="paragraph" style:parent-style-name="Standard">
      <style:paragraph-properties fo:text-align="center" style:justify-single-word="false"/>
      <style:text-properties officeooo:paragraph-rsid="0eb4913f"/>
    </style:style>
    <style:style style:name="P74" style:family="paragraph" style:parent-style-name="Standard">
      <style:paragraph-properties fo:text-align="center" style:justify-single-word="false"/>
      <style:text-properties officeooo:paragraph-rsid="0cc5fe5b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d804757"/>
    </style:style>
    <style:style style:name="P77" style:family="paragraph" style:parent-style-name="Standard">
      <style:paragraph-properties fo:text-align="center" style:justify-single-word="false"/>
      <style:text-properties officeooo:paragraph-rsid="0dce9327"/>
    </style:style>
    <style:style style:name="P78" style:family="paragraph" style:parent-style-name="Footnote">
      <style:text-properties officeooo:paragraph-rsid="0f9ff6ff"/>
    </style:style>
    <style:style style:name="P79" style:family="paragraph" style:parent-style-name="Standard">
      <style:text-properties officeooo:paragraph-rsid="1028e258"/>
    </style:style>
    <style:style style:name="P80" style:family="paragraph" style:parent-style-name="Standard">
      <style:text-properties officeooo:paragraph-rsid="102bc162"/>
    </style:style>
    <style:style style:name="P81" style:family="paragraph" style:parent-style-name="Footnote">
      <style:text-properties officeooo:paragraph-rsid="0fa710fa"/>
    </style:style>
    <style:style style:name="P82" style:family="paragraph" style:parent-style-name="Standard">
      <style:text-properties officeooo:paragraph-rsid="0faa7fc1"/>
    </style:style>
    <style:style style:name="P8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9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92" style:family="paragraph" style:parent-style-name="Standard">
      <style:paragraph-properties fo:text-align="center" style:justify-single-word="false"/>
      <style:text-properties officeooo:paragraph-rsid="0cc50ec9"/>
    </style:style>
    <style:style style:name="P93" style:family="paragraph" style:parent-style-name="Standard">
      <style:paragraph-properties fo:text-align="center" style:justify-single-word="false"/>
      <style:text-properties officeooo:paragraph-rsid="0daef67d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1657261" style:font-size-asian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91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93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94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2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3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fo:language="en" fo:country="GB"/>
    </style:style>
    <style:style style:name="T14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en" fo:country="GB" officeooo:rsid="0f429118"/>
    </style:style>
    <style:style style:name="T146" style:family="text">
      <style:text-properties fo:color="#000000" loext:opacity="100%" fo:language="en" fo:country="GB" officeooo:rsid="0f41de32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4c07b" style:font-name-asian="DejaVu Sans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fa4c07b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bold" officeooo:rsid="0fa4c07b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language="en" fo:country="GB"/>
    </style:style>
    <style:style style:name="T215" style:family="text">
      <style:text-properties fo:language="en" fo:country="GB" officeooo:rsid="0e83c34e"/>
    </style:style>
    <style:style style:name="T21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7" style:family="text">
      <style:text-properties fo:language="en" fo:country="GB" officeooo:rsid="0f28d107"/>
    </style:style>
    <style:style style:name="T218" style:family="text">
      <style:text-properties fo:language="en" fo:country="GB" officeooo:rsid="0f96de9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3"><text:span text:style-name="Strong_20_Emphasis"><text:span text:style-name="T100">Checklist for installing </text:span></text:span><text:span text:style-name="Strong_20_Emphasis"><text:span text:style-name="T100"><text:user-field-get text:name="Distro">Ubuntu</text:user-field-get></text:span></text:span><text:span text:style-name="Strong_20_Emphasis"><text:span text:style-name="T100"><text:s/></text:span></text:span><text:span text:style-name="Strong_20_Emphasis"><text:span text:style-name="T101"><text:user-field-get text:name="Version">22.04</text:user-field-get></text:span></text:span><text:span text:style-name="Strong_20_Emphasis"><text:span text:style-name="T102"><text:s/></text:span></text:span><text:span text:style-name="Strong_20_Emphasis"><text:span text:style-name="T103">LTS</text:span></text:span><text:span text:style-name="Strong_20_Emphasis"><text:span text:style-name="T103"><text:note text:id="ftn1" text:note-class="footnote"><text:note-citation>1</text:note-citation><text:note-body><text:p text:style-name="P78"><text:span text:style-name="T132">LTS stands for Long-Term Support, and this April </text:span><text:span text:style-name="Strong_20_Emphasis"><text:span text:style-name="T73"><text:user-field-get style:data-style-name="N0" text:name="Releaseyear">2022</text:user-field-get></text:span></text:span><text:span text:style-name="T134"><text:s/></text:span><text:span text:style-name="Strong_20_Emphasis"><text:span text:style-name="T137"><text:user-field-get text:name="Distro">Ubuntu</text:user-field-get></text:span></text:span><text:span text:style-name="T133"><text:s/></text:span><text:span text:style-name="T138"><text:user-field-get text:name="Version">22.04</text:user-field-get></text:span><text:span text:style-name="T138"><text:s/></text:span><text:span text:style-name="T133">LTS </text:span><text:span text:style-name="Strong_20_Emphasis"><text:span text:style-name="T139"><text:user-field-get text:name="Edition">server</text:user-field-get></text:span></text:span><text:span text:style-name="T132"><text:s/>(codenamed </text:span><text:span text:style-name="T136">j</text:span><text:span text:style-name="T132">ammy) will be </text:span><text:span text:style-name="T135">supported</text:span><text:span text:style-name="T132"> for five years until April 2027.</text:span></text:p></text:note-body></text:note></text:span></text:span><text:span text:style-name="Strong_20_Emphasis"><text:span text:style-name="T104"> </text:span></text:span><text:span text:style-name="Strong_20_Emphasis"><text:span text:style-name="T105"><text:user-field-get text:name="Edition">server</text:user-field-get></text:span></text:span><text:span text:style-name="Strong_20_Emphasis"><text:span text:style-name="T106">.</text:span></text:span></text:p>
      <text:p text:style-name="P17"/>
      <text:p text:style-name="P9"><text:span text:style-name="T119">Fill in the </text:span><text:span text:style-name="Strong_20_Emphasis"><text:span text:style-name="T71"><text:s/></text:span></text:span><text:span text:style-name="Strong_20_Emphasis"><text:span text:style-name="T46">text box</text:span></text:span><text:span text:style-name="T119"> behind the </text:span><text:span text:style-name="T127">underlined</text:span><text:span text:style-name="T120"> </text:span><text:span text:style-name="T119">words, see [explanation]:</text:span></text:p>
      <text:p text:style-name="P7"><text:span text:style-name="Definition"><text:span text:style-name="T216">user</text:span></text:span><text:span text:style-name="T170"><text:tab/><text:tab/></text:span><text:span text:style-name="T174"> <text:tab/><text:tab/><text:tab/></text:span><text:span text:style-name="T171"><draw:control text:anchor-type="as-char" svg:y="-0.429cm" draw:z-index="6" draw:name="Gebruiker" draw:style-name="gr2" draw:text-style-name="P95" svg:width="6.002cm" svg:height="0.6cm" draw:control="control7"><svg:title>Gebruiker</svg:title><svg:desc>Volledige naam, bijv. Jan Stek</svg:desc></draw:control></text:span><text:span text:style-name="T171"><text:tab/></text:span><text:span text:style-name="T172">[</text:span><text:span text:style-name="T173">full </text:span><text:span text:style-name="T175">na</text:span><text:span text:style-name="T177">me,</text:span><text:span text:style-name="T175"> </text:span><text:span text:style-name="T177">e.g.</text:span><text:span text:style-name="T175"> </text:span><text:span text:style-name="T176">J</text:span><text:span text:style-name="T183">a</text:span><text:span text:style-name="T176">n </text:span><text:span text:style-name="T183">Jansen</text:span><text:span text:style-name="T184">]</text:span></text:p>
      <text:p text:style-name="P56"><text:span text:style-name="Definition"><text:span text:style-name="T182">USER</text:span></text:span><text:span text:style-name="Definition"><text:span text:style-name="T214">na</text:span></text:span><text:span text:style-name="Definition"><text:span text:style-name="T217">me</text:span></text:span><text:span text:style-name="T181"><text:tab/><text:tab/><text:tab/></text:span><text:span text:style-name="T181"><draw:control text:anchor-type="as-char" svg:y="-0.429cm" draw:z-index="16" draw:name="Gberuikersnaam 2" draw:style-name="gr2" draw:text-style-name="P95" svg:width="6.002cm" svg:height="0.6cm" draw:control="control17"><svg:title>Gebruikersnaam</svg:title><svg:desc>Korte naam, bijv. jan</svg:desc></draw:control></text:span><text:span text:style-name="T181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14">j</text:span><text:span text:style-name="T115">a</text:span><text:span text:style-name="T114">n</text:span><text:span text:style-name="T116">]</text:span></text:p>
      <text:p text:style-name="P6"><text:span text:style-name="Definition"><text:span text:style-name="T218">serv</text:span></text:span><text:span text:style-name="Definition"><text:span text:style-name="T214">ERNA</text:span></text:span><text:span text:style-name="Definition"><text:span text:style-name="T217">me</text:span></text:span><text:span text:style-name="T185"><text:tab/><text:tab/></text:span><text:span text:style-name="T214"><draw:control text:anchor-type="as-char" svg:y="-0.429cm" draw:z-index="7" draw:name="Computernaam" draw:style-name="gr2" draw:text-style-name="P95" svg:width="6.002cm" svg:height="0.6cm" draw:control="control8"><svg:title>Computernaam</svg:title><svg:desc>Unieke naam van de computer</svg:desc></draw:control></text:span><text:span text:style-name="T214"><text:tab/></text:span><text:span text:style-name="T186">[</text:span><text:span text:style-name="T187">na</text:span><text:span text:style-name="T192">me of the</text:span><text:span text:style-name="T187"> </text:span><text:span text:style-name="T193">server</text:span><text:span text:style-name="T188">, </text:span><text:span text:style-name="T192">e.g.</text:span><text:span text:style-name="T189"> </text:span><text:span text:style-name="T193">sv</text:span><text:span text:style-name="T190">02</text:span><text:span text:style-name="T186">]</text:span></text:p>
      <text:p text:style-name="P3"><text:span text:style-name="Definition"><text:span text:style-name="T214">START</text:span></text:span><text:span text:style-name="Definition"><text:span text:style-name="T217">up</text:span></text:span><text:span text:style-name="Definition"><text:span text:style-name="T214">MEnU</text:span></text:span><text:span text:style-name="T171"><text:tab/><text:tab/></text:span><text:span text:style-name="T171"><draw:control text:anchor-type="as-char" svg:y="-0.429cm" draw:z-index="8" draw:name="Opstartmenu" draw:style-name="gr2" draw:text-style-name="P95" svg:width="6.002cm" svg:height="0.6cm" draw:control="control9"><svg:title>Opstartmenu</svg:title><svg:desc>Toets voor het opstartmenu ("bootmenu")</svg:desc></draw:control></text:span><text:span text:style-name="T171"><text:tab/></text:span><text:span text:style-name="T186">[</text:span><text:span text:style-name="T187">key for the bootable medium</text:span><text:span text:style-name="T194">]</text:span></text:p>
      <text:p text:style-name="P5"><text:span text:style-name="Definition"><text:span text:style-name="T191">SETTINGS</text:span></text:span><text:span text:style-name="T191"> <text:tab/><text:tab/><text:tab/></text:span><text:span text:style-name="T191"><draw:control text:anchor-type="as-char" svg:y="-0.429cm" draw:z-index="5" draw:name="Instellingen" draw:style-name="gr2" draw:text-style-name="P95" svg:width="6.002cm" svg:height="0.6cm" draw:control="control6"><svg:title>Instellingen</svg:title><svg:desc>Toets voor het BIOS/UEFI-scherm ("setup")</svg:desc></draw:control></text:span><text:span text:style-name="T191"><text:tab/></text:span><text:span text:style-name="T186">[</text:span><text:span text:style-name="T187">key for the UEFI BIOS screen</text:span><text:span text:style-name="T186">]</text:span></text:p>
      <text:p text:style-name="P4"><text:span text:style-name="Definition"><text:span text:style-name="T196">USER2</text:span></text:span><text:span text:style-name="T195"><text:tab/></text:span><text:span text:style-name="T174"> <text:tab/><text:tab/><text:tab/></text:span><text:span text:style-name="T171"><draw:control text:anchor-type="as-char" svg:y="-0.429cm" draw:z-index="13" draw:name="Gebruiker 1" draw:style-name="gr2" draw:text-style-name="P95" svg:width="6.002cm" svg:height="0.6cm" draw:control="control14"><svg:title>Gebruiker</svg:title><svg:desc>Volledige naam, bijv. Jan Stek</svg:desc></draw:control></text:span><text:span text:style-name="T171"><text:tab/></text:span><text:span text:style-name="T172">[</text:span><text:span text:style-name="T175">na</text:span><text:span text:style-name="T178">me</text:span><text:span text:style-name="T175"> possibly</text:span><text:span text:style-name="T179"> 2</text:span><text:span text:style-name="T207">nd</text:span><text:span text:style-name="T179"> USER</text:span><text:span text:style-name="T180">]</text:span></text:p>
      <text:p text:style-name="P55"><text:span text:style-name="Definition"><text:span text:style-name="T196">USERN</text:span></text:span><text:span text:style-name="Definition"><text:span text:style-name="T197">a</text:span></text:span><text:span text:style-name="Definition"><text:span text:style-name="T198">me</text:span></text:span><text:span text:style-name="Definition"><text:span text:style-name="T196">2</text:span></text:span><text:span text:style-name="Definition"><text:span text:style-name="T203"><text:tab/><text:tab/></text:span></text:span><text:span text:style-name="T181"><draw:control text:anchor-type="as-char" svg:y="-0.429cm" draw:z-index="14" draw:name="Gberuikersnaam 1" draw:style-name="gr2" draw:text-style-name="P95" svg:width="6.002cm" svg:height="0.6cm" draw:control="control15"><svg:title>Gebruikersnaam</svg:title><svg:desc>Korte naam, bijv. jan</svg:desc></draw:control></text:span><text:span text:style-name="T181"><text:tab/></text:span><text:span text:style-name="T200">[</text:span><text:span text:style-name="T201">user</text:span><text:span text:style-name="T199"> na</text:span><text:span text:style-name="T202">me</text:span><text:span text:style-name="T204"> possibly</text:span><text:span text:style-name="T205"> 2</text:span><text:span text:style-name="T208">nd</text:span><text:span text:style-name="T205"> USER</text:span><text:span text:style-name="T206">]</text:span></text:p>
      <text:p text:style-name="P8"><text:span text:style-name="T117">Replace the </text:span><text:span text:style-name="T126">underlined</text:span><text:span text:style-name="T117"> words in this checklist with those in the </text:span><text:span text:style-name="Strong_20_Emphasis"><text:span text:style-name="T27">te</text:span></text:span><text:span text:style-name="Strong_20_Emphasis"><text:span text:style-name="T41">x</text:span></text:span><text:span text:style-name="Strong_20_Emphasis"><text:span text:style-name="T27">t </text:span></text:span><text:span text:style-name="Strong_20_Emphasis"><text:span text:style-name="T41">box</text:span></text:span><text:span text:style-name="T117">.</text:span></text:p>
      <text:p text:style-name="P42"/>
      <text:p text:style-name="P42"/>
      <text:p text:style-name="P10"><text:span text:style-name="T124">New installation?</text:span><text:span text:style-name="T118"><text:tab/></text:span><text:span text:style-name="T122"></text:span><text:span text:style-name="T123"><text:tab/>Start at chapter</text:span><text:span text:style-name="T118"> </text:span><text:span text:style-name="T124"><text:bookmark-ref text:reference-format="page" text:ref-name="__RefNumPara__4009_1271708128">2</text:bookmark-ref></text:span><text:span text:style-name="T118"><text:s text:c="2"/></text:span><text:span text:style-name="T125"><text:bookmark-ref text:reference-format="text" text:ref-name="__RefNumPara__4009_1271708128">Perform installation</text:bookmark-ref></text:span><text:span text:style-name="T121">.</text:span></text:p>
      <text:p text:style-name="P24"/>
      <text:p text:style-name="P24"/>
      <text:list xml:id="list2451468605" text:style-name="L1">
        <text:list-item>
          <text:p text:style-name="P85"><text:bookmark-start text:name="__RefNumPara__4083_1271708128"/>Preparing installatio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11" draw:name="Vorm3_0" draw:style-name="gr1" draw:text-style-name="P94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19" draw:name="Vorm3_ 1" draw:style-name="gr1" draw:text-style-name="P94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9"><text:span text:style-name="User_20_Entry"><text:span text:style-name="T74">Login any additional </text:span></text:span><text:span text:style-name="Definition"><text:span text:style-name="T213">USER</text:span></text:span><text:span text:style-name="User_20_Entry"><text:span text:style-name="T80">s</text:span></text:span><text:span text:style-name="User_20_Entry"><text:span text:style-name="T85"> </text:span></text:span><text:span text:style-name="User_20_Entry"><text:span text:style-name="T74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49"><draw:control text:anchor-type="as-char" draw:z-index="0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9"><draw:control text:anchor-type="as-char" draw:z-index="20" draw:name="Vorm 2" draw:style-name="gr1" draw:text-style-name="P94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57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2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61"><text:span text:style-name="T21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T215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82"><text:span text:style-name="T13">Type </text:span><text:span text:style-name="Strong_20_Emphasis"><text:span text:style-name="T72">'</text:span></text:span><text:span text:style-name="User_20_Entry"><text:span text:style-name="T95">wget karelzimmer.nl/</text:span></text:span><text:span text:style-name="User_20_Entry"><text:span text:style-name="T96">kz; </text:span></text:span><text:span text:style-name="User_20_Entry"><text:span text:style-name="T97">bash kz</text:span></text:span><text:span text:style-name="Strong_20_Emphasis"><text:span text:style-name="T72">'</text:span></text:span><text:span text:style-name="T13">, followed by the</text:span><text:span text:style-name="Strong_20_Emphasis"><text:span text:style-name="T33"> </text:span></text:span><text:span text:style-name="Strong_20_Emphasis"><text:span text:style-name="T31">Enter</text:span></text:span><text:span text:style-name="T13"> key.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5" office:value-type="string">
            <text:p text:style-name="P50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6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49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9"><draw:control text:anchor-type="as-char" draw:z-index="21" draw:name="Vorm 3" draw:style-name="gr1" draw:text-style-name="P94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8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8" office:value-type="string">
            <text:p text:style-name="P82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9" office:value-type="string">
            <text:p text:style-name="P79"><text:span text:style-name="Strong_20_Emphasis"><text:span text:style-name="T35">Select </text:span></text:span><text:span text:style-name="Strong_20_Emphasis"><text:span text:style-name="T59">1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10" office:value-type="string">
            <text:p text:style-name="P50"><text:span text:style-name="Strong_20_Emphasis"><text:span text:style-name="T34">Follow the instructions on the screen.</text:span></text:span></text:p>
          </table:table-cell>
        </table:table-row>
      </table:table>
      <text:p text:style-name="P13"/>
      <text:list xml:id="list141521080604761" text:continue-numbering="true" text:style-name="L1">
        <text:list-item>
          <text:p text:style-name="P86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49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5"><text:span text:style-name="T128">Boot the computer from an</text:span><text:span text:style-name="T130"> </text:span><text:span text:style-name="Strong_20_Emphasis"><text:span text:style-name="T109"><text:user-field-get text:name="Distro">Ubuntu</text:user-field-get></text:span></text:span><text:span text:style-name="T131"><text:s/></text:span><text:span text:style-name="T110"><text:user-field-get text:name="Version">22.04</text:user-field-get></text:span><text:span text:style-name="T66"><text:s/></text:span><text:span text:style-name="T68">LTS </text:span><text:span text:style-name="T66"><text:user-field-get text:name="Edition">server</text:user-field-get></text:span><text:span text:style-name="T66"><text:s/>Live</text:span><text:span text:style-name="T66"><text:note text:id="ftn4" text:note-class="footnote"><text:note-citation>1</text:note-citation><text:note-body><text:p text:style-name="P62"><text:span text:style-name="T18">From a Live USB stick (or DVD) you can boot and work with 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T18">without installing it.</text:span></text:p></text:note-body></text:note></text:span><text:span text:style-name="T128"> USB stick</text:span><text:span text:style-name="T67"><text:note text:id="ftn5" text:note-class="footnote"><text:note-citation>2</text:note-citation><text:note-body><text:p text:style-name="P81"><text:span text:style-name="Strong_20_Emphasis"><text:span text:style-name="T75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10">releases.ubuntu.com</text:span></text:span></text:a><text:span text:style-name="Strong_20_Emphasis"><text:span text:style-name="T76">,</text:span></text:span><text:span text:style-name="Strong_20_Emphasis"><text:span text:style-name="T75"> click </text:span></text:span><text:span text:style-name="Strong_20_Emphasis"><text:span text:style-name="T81">Ubuntu 22.04... LTS (Jammy Jellyfish)</text:span></text:span><text:span text:style-name="Strong_20_Emphasis"><text:span text:style-name="T75">, and then click </text:span></text:span><text:span text:style-name="Strong_20_Emphasis"><text:span text:style-name="T79">behind </text:span></text:span><text:span text:style-name="Strong_20_Emphasis"><text:span text:style-name="T84">Server install image</text:span></text:span><text:span text:style-name="Strong_20_Emphasis"><text:span text:style-name="T79"> on</text:span></text:span><text:span text:style-name="Strong_20_Emphasis"><text:span text:style-name="T75"> </text:span></text:span><text:span text:style-name="Strong_20_Emphasis"><text:span text:style-name="T86">64-bit PC (AMD64) </text:span></text:span><text:span text:style-name="Strong_20_Emphasis"><text:span text:style-name="T87">server install</text:span></text:span><text:span text:style-name="Strong_20_Emphasis"><text:span text:style-name="T86"> image</text:span></text:span><text:span text:style-name="Strong_20_Emphasis"><text:span text:style-name="T75">.</text:span></text:span></text:p><text:p text:style-name="P63"><text:span text:style-name="Strong_20_Emphasis"><text:span text:style-name="T75"><text:tab/>Insert a USB stick of at least 4 GB.<text:line-break/>Locate </text:span></text:span><text:span text:style-name="Strong_20_Emphasis"><text:span text:style-name="T82">disk</text:span></text:span><text:span text:style-name="Strong_20_Emphasis"><text:span text:style-name="T75"> and click the </text:span></text:span><text:span text:style-name="Strong_20_Emphasis"><text:span text:style-name="T81">Disks</text:span></text:span><text:span text:style-name="Strong_20_Emphasis"><text:span text:style-name="T75"> icon. Select the USB stick in the list of disks on the left and click </text:span></text:span><text:span text:style-name="Strong_20_Emphasis"><text:span text:style-name="T81">Disk </text:span></text:span><text:span text:style-name="Strong_20_Emphasis"><text:span text:style-name="T82">settings</text:span></text:span><text:span text:style-name="Strong_20_Emphasis"><text:span text:style-name="T75"> ⋮ (icon with the three dots) in the top right corner.</text:span></text:span></text:p><text:p text:style-name="P63"><text:span text:style-name="Strong_20_Emphasis"><text:span text:style-name="T75"><text:tab/>Choose </text:span></text:span><text:span text:style-name="Strong_20_Emphasis"><text:span text:style-name="T81">Restore Disk Image</text:span></text:span><text:span text:style-name="Strong_20_Emphasis"><text:span text:style-name="T75"> and select the CD image file (.iso) you just downloaded.</text:span></text:span></text:p><text:p text:style-name="P63"><text:span text:style-name="Strong_20_Emphasis"><text:span text:style-name="T77"><text:tab/>Click </text:span></text:span><text:span text:style-name="Strong_20_Emphasis"><text:span text:style-name="T83">Start Restore</text:span></text:span><text:span text:style-name="Strong_20_Emphasis"><text:span text:style-name="T77">, and then click </text:span></text:span><text:span text:style-name="Strong_20_Emphasis"><text:span text:style-name="T83">Restore</text:span></text:span><text:span text:style-name="Strong_20_Emphasis"><text:span text:style-name="T77">.</text:span></text:span></text:p><text:p text:style-name="P63"><text:span text:style-name="Strong_20_Emphasis"><text:span text:style-name="T77"><text:tab/>Or use the </text:span></text:span><text:span text:style-name="Strong_20_Emphasis"><text:span text:style-name="T83">Etcher</text:span></text:span><text:span text:style-name="Strong_20_Emphasis"><text:span text:style-name="T77"> program </text:span></text:span><text:span text:style-name="Strong_20_Emphasis"><text:span text:style-name="T78">(</text:span></text:span><text:a xlink:type="simple" xlink:href="https://www.balena.io/etcher/" text:style-name="Internet_20_link" text:visited-style-name="Visited_20_Internet_20_Link"><text:span text:style-name="Strong_20_Emphasis"><text:span text:style-name="T211">etcher.io</text:span></text:span></text:a><text:span text:style-name="Strong_20_Emphasis"><text:span text:style-name="T78">) </text:span></text:span><text:span text:style-name="Strong_20_Emphasis"><text:span text:style-name="T77">available for Windows, macOS, and Linux.</text:span></text:span></text:p></text:note-body></text:note></text:span><text:span text:style-name="T128"> or DVD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2" office:value-type="string">
            <text:p text:style-name="P41"><text:span text:style-name="T145">S</text:span><text:span text:style-name="T146">tart up</text:span><text:span text:style-name="T140">/boot menu </text:span><text:span text:style-name="T90">via </text:span><text:span text:style-name="Definition"><text:span text:style-name="T214">START</text:span></text:span><text:span text:style-name="Definition"><text:span text:style-name="T217">up</text:span></text:span><text:span text:style-name="Definition"><text:span text:style-name="T214">MEnU</text:span></text:span><text:span text:style-name="T90"> </text:span><text:span text:style-name="T92">and </text:span><text:span text:style-name="T93">settings/</text:span><text:span text:style-name="T94">setup</text:span><text:span text:style-name="T90"> via </text:span><text:span text:style-name="Definition"><text:span text:style-name="T15">SETTINGS</text:span></text:span><text:span text:style-name="T90">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3" office:value-type="string">
            <text:p text:style-name="P22"><text:span text:style-name="T113">P</text:span><text:span text:style-name="T112">ress the </text:span><text:span text:style-name="Strong_20_Emphasis"><text:span text:style-name="T51">Enter</text:span></text:span><text:span text:style-name="Strong_20_Emphasis"><text:span text:style-name="T50"> </text:span></text:span><text:span text:style-name="Strong_20_Emphasis"><text:span text:style-name="T52">key </text:span></text:span><text:span text:style-name="Strong_20_Emphasis"><text:span text:style-name="T53">(</text:span></text:span><text:span text:style-name="Strong_20_Emphasis"><text:span text:style-name="T60">Try or I</text:span></text:span><text:span text:style-name="Strong_20_Emphasis"><text:span text:style-name="T61">n</text:span></text:span><text:span text:style-name="Strong_20_Emphasis"><text:span text:style-name="T62">stall Ubuntu </text:span></text:span><text:span text:style-name="Strong_20_Emphasis"><text:span text:style-name="T63">Server</text:span></text:span><text:span text:style-name="Strong_20_Emphasis"><text:span text:style-name="T54"> is already selected</text:span></text:span><text:span text:style-name="Strong_20_Emphasis"><text:span text:style-name="T55">)</text:span>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><text:span text:style-name="Strong_20_Emphasis"><text:span text:style-name="T70"/></text:span></text:p>
          </table:table-cell>
          <table:table-cell table:style-name="_32_._5f_Installatie_5f_uitvoeren.C5" office:value-type="string">
            <text:p text:style-name="P50"><text:span text:style-name="Strong_20_Emphasis"><text:span text:style-name="T98">Follow the instructions on the </text:span></text:span><text:span text:style-name="Strong_20_Emphasis"><text:span text:style-name="T99">installation </text:span></text:span><text:span text:style-name="Strong_20_Emphasis"><text:span text:style-name="T98">screens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6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28"><draw:control text:anchor-type="as-char" draw:z-index="15" draw:name="Vorm 1" draw:style-name="gr1" draw:text-style-name="P94" svg:width="0.35cm" svg:height="0.35cm" draw:control="control16"/></text:span></text:span></text:p>
          </table:table-cell>
          <table:table-cell table:style-name="_32_._5f_Installatie_5f_uitvoeren.C7" office:value-type="string">
            <text:p text:style-name="P18"><text:span text:style-name="T150">On the </text:span><text:span text:style-name="Strong_20_Emphasis"><text:span text:style-name="T152">Profile setup</text:span></text:span><text:span text:style-name="T150"> </text:span><text:span text:style-name="Strong_20_Emphasis"><text:span text:style-name="T147">screen: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8" office:value-type="string">
            <text:p text:style-name="P19"><text:span text:style-name="T157">Enter</text:span><text:span text:style-name="T153"> </text:span><text:span text:style-name="Strong_20_Emphasis"><text:span text:style-name="T152">Your</text:span></text:span><text:span text:style-name="Strong_20_Emphasis"><text:span text:style-name="T154"> n</text:span></text:span><text:span text:style-name="Strong_20_Emphasis"><text:span text:style-name="T155">a</text:span></text:span><text:span text:style-name="Strong_20_Emphasis"><text:span text:style-name="T152">me</text:span></text:span><text:span text:style-name="Strong_20_Emphasis"><text:span text:style-name="T159"> </text:span></text:span><text:span text:style-name="Definition"><text:span text:style-name="T4">user</text:span></text:span><text:span text:style-name="Strong_20_Emphasis"><text:span text:style-name="T160">, <text:line-break/></text:span></text:span><text:span text:style-name="Strong_20_Emphasis"><text:span text:style-name="T152">Your server</text:span></text:span><text:span text:style-name="Strong_20_Emphasis"><text:span text:style-name="T162">'</text:span></text:span><text:span text:style-name="Strong_20_Emphasis"><text:span text:style-name="T164">s name</text:span></text:span><text:span text:style-name="Definition"><text:span text:style-name="T17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9">,<text:line-break/></text:span></text:span><text:span text:style-name="Strong_20_Emphasis"><text:span text:style-name="T156">Pick a username</text:span></text:span><text:span text:style-name="Strong_20_Emphasis"><text:span text:style-name="T159"> </text:span></text:span><text:span text:style-name="Definition"><text:span text:style-name="T4">username</text:span></text:span><text:span text:style-name="Strong_20_Emphasis"><text:span text:style-name="T159">,<text:line-break/></text:span></text:span><text:span text:style-name="Strong_20_Emphasis"><text:span text:style-name="T148">enter a password twice, and clic</text:span></text:span><text:span text:style-name="Strong_20_Emphasis"><text:span text:style-name="T149">k</text:span></text:span><text:span text:style-name="Strong_20_Emphasis"><text:span text:style-name="T158"> </text:span></text:span><text:span text:style-name="Strong_20_Emphasis"><text:span text:style-name="T161">on </text:span></text:span><text:span text:style-name="Strong_20_Emphasis"><text:span text:style-name="T163">Done</text:span></text:span><text:span text:style-name="Strong_20_Emphasis"><text:span text:style-name="T158">.</text:span></text:span></text:p>
          </table:table-cell>
        </table:table-row>
      </table:table>
      <text:p text:style-name="P43"><text:span text:style-name="Strong_20_Emphasis"><text:span text:style-name="T56"/></text:span></text:p>
      <text:list xml:id="list141522292151169" text:continue-numbering="true" text:style-name="L1">
        <text:list-item>
          <text:p text:style-name="P84"><text:span text:style-name="Strong_20_Emphasis"><text:span text:style-name="T65">Finish installation</text:span></text:span></text:p>
        </text:list-item>
      </text:list>
      <text:p text:style-name="P44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49"><draw:control text:anchor-type="as-char" draw:z-index="3" draw:name="Vorm24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7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47"><text:span text:style-name="Strong_20_Emphasis"><text:span text:style-name="T57"/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49"><draw:control text:anchor-type="as-char" draw:z-index="9" draw:name="Vorm4_1" draw:style-name="gr1" draw:text-style-name="P94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64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2">ckage</text:span></text:span><text:span text:style-name="Strong_20_Emphasis"><text:span text:style-name="T29"> kz</text:span></text:span><text:span text:style-name="Strong_20_Emphasis"><text:span text:style-name="T29"><text:note text:id="ftn6" text:note-class="footnote"><text:note-citation>1</text:note-citation><text:note-body><text:p text:style-name="P61"><text:span text:style-name="T21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T215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82"><text:span text:style-name="T14">Type </text:span><text:span text:style-name="Strong_20_Emphasis"><text:span text:style-name="T72">'</text:span></text:span><text:span text:style-name="User_20_Entry"><text:span text:style-name="T95">wget karelzimmer.nl/</text:span></text:span><text:span text:style-name="User_20_Entry"><text:span text:style-name="T96">kz; </text:span></text:span><text:span text:style-name="User_20_Entry"><text:span text:style-name="T97">bash kz</text:span></text:span><text:span text:style-name="Strong_20_Emphasis"><text:span text:style-name="T72">'</text:span></text:span><text:span text:style-name="T14">, followed by the</text:span><text:span text:style-name="Strong_20_Emphasis"><text:span text:style-name="T33"> </text:span></text:span><text:span text:style-name="Strong_20_Emphasis"><text:span text:style-name="T31">Enter</text:span></text:span><text:span text:style-name="T14"> key.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5" office:value-type="string">
            <text:p text:style-name="P51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6" office:value-type="string">
            <text:p text:style-name="P27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49"><draw:control text:anchor-type="as-char" draw:z-index="4" draw:name="Vorm37" draw:style-name="gr1" draw:text-style-name="P94" svg:width="0.35cm" svg:height="0.35cm" draw:control="control5"/></text:span></text:span></text:p>
          </table:table-cell>
          <table:table-cell table:style-name="_33_._5f_Installatie_5f_afronden.C7" office:value-type="string">
            <text:p text:style-name="P64"><text:span text:style-name="Strong_20_Emphasis"><text:span text:style-name="T3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8" office:value-type="string">
            <text:p text:style-name="P82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28"/></text:span></text:p>
          </table:table-cell>
          <table:table-cell table:style-name="_33_._5f_Installatie_5f_afronden.C9" office:value-type="string">
            <text:p text:style-name="P80"><text:span text:style-name="Strong_20_Emphasis"><text:span text:style-name="T36">Se</text:span></text:span><text:span text:style-name="Strong_20_Emphasis"><text:span text:style-name="T43">lect</text:span></text:span><text:span text:style-name="Strong_20_Emphasis"><text:span text:style-name="T36"> </text:span></text:span><text:span text:style-name="Strong_20_Emphasis"><text:span text:style-name="T64">3</text:span></text:span><text:span text:style-name="Strong_20_Emphasis"><text:span text:style-name="T58">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0" office:value-type="string">
            <text:p text:style-name="P52"><text:span text:style-name="Strong_20_Emphasis"><text:span text:style-name="T34">Follow the instructions on the screen.</text:span></text:span></text:p>
          </table:table-cell>
        </table:table-row>
      </table:table>
      <text:p text:style-name="P44"><text:span text:style-name="Strong_20_Emphasis"><text:span text:style-name="T23"><text:tab/></text:span></text:span></text:p>
      <text:p text:style-name="P45"><text:span text:style-name="Strong_20_Emphasis"><text:span text:style-name="T37"/></text:span></text:p>
      <text:p text:style-name="P46"><text:span text:style-name="Strong_20_Emphasis"><text:span text:style-name="T34"/></text:span></text:p>
      <text:list xml:id="list141522495080720" text:continue-numbering="true" text:style-name="L1">
        <text:list-item>
          <text:p text:style-name="P87"><text:span text:style-name="Strong_20_Emphasis"><text:span text:style-name="T16">P</text:span></text:span><text:span text:style-name="Strong_20_Emphasis"><text:span text:style-name="T151">rovision user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><text:span text:style-name="Strong_20_Emphasis"><text:span text:style-name="T49"><draw:control text:anchor-type="as-char" draw:z-index="10" draw:name="Vorm40_0" draw:style-name="gr1" draw:text-style-name="P94" svg:width="0.35cm" svg:height="0.35cm" draw:control="control11"/></text:span></text:span></text:p>
          </table:table-cell>
          <table:table-cell table:style-name="Tabel2.A1" office:value-type="string">
            <text:p text:style-name="P76"><text:span text:style-name="Strong_20_Emphasis"><text:span text:style-name="T49"><draw:control text:anchor-type="as-char" draw:z-index="17" draw:name="Vorm40_ 1" draw:style-name="gr1" draw:text-style-name="P94" svg:width="0.35cm" svg:height="0.35cm" draw:control="control18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9"><text:note text:id="ftn7" text:note-class="footnote"><text:note-citation>1</text:note-citation><text:note-body><text:p text:style-name="P60"><text:span text:style-name="User_20_Entry"><text:span text:style-name="T89">Login any additional </text:span></text:span><text:span text:style-name="Definition"><text:span text:style-name="T212">USER</text:span></text:span><text:span text:style-name="User_20_Entry"><text:span text:style-name="T88">s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><text:span text:style-name="Strong_20_Emphasis"><text:span text:style-name="T49"><draw:control text:anchor-type="as-char" draw:z-index="12" draw:name="Vorm40_2" draw:style-name="gr1" draw:text-style-name="P94" svg:width="0.35cm" svg:height="0.35cm" draw:control="control13"/></text:span></text:span></text:p>
          </table:table-cell>
          <table:table-cell table:style-name="Tabel2.A1" office:value-type="string">
            <text:p text:style-name="P77"><text:span text:style-name="Strong_20_Emphasis"><text:span text:style-name="T49"><draw:control text:anchor-type="as-char" draw:z-index="18" draw:name="Vorm40_ 2" draw:style-name="gr1" draw:text-style-name="P94" svg:width="0.35cm" svg:height="0.35cm" draw:control="control19"/></text:span></text:span></text:p>
          </table:table-cell>
          <table:table-cell table:style-name="Tabel2.D3" office:value-type="string">
            <text:p text:style-name="P21"><text:span text:style-name="Strong_20_Emphasis"><text:span text:style-name="T40">Set up the </text:span></text:span><text:span text:style-name="Strong_20_Emphasis"><text:span text:style-name="T45">user</text:span></text:span><text:span text:style-name="Strong_20_Emphasis"><text:span text:style-name="T40">:</text:span></text:span></text:p>
          </table:table-cell>
        </table:table-row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/>
          </table:table-cell>
          <table:table-cell table:style-name="Tabel2.D4" office:value-type="string">
            <text:p text:style-name="P82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5" office:value-type="string">
            <text:p text:style-name="P23"><text:span text:style-name="Strong_20_Emphasis"><text:span text:style-name="T44">Select</text:span></text:span><text:span text:style-name="Strong_20_Emphasis"><text:span text:style-name="T36"> </text:span></text:span><text:span text:style-name="Strong_20_Emphasis"><text:span text:style-name="T64">4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6" office:value-type="string">
            <text:p text:style-name="P53"><text:span text:style-name="Strong_20_Emphasis"><text:span text:style-name="T34">Follow the instructions on the screen.</text:span></text:span></text:p>
          </table:table-cell>
        </table:table-row>
      </table:table>
      <text:p text:style-name="P29"/>
      <text:p text:style-name="P30"/>
      <text:p text:style-name="P40"><text:span text:style-name="T143">End of checklist,</text:span><text:span text:style-name="T144"> </text:span><text:span text:style-name="Strong_20_Emphasis"><text:span text:style-name="T107"><text:user-field-get text:name="Distro">Ubuntu</text:user-field-get></text:span></text:span><text:span text:style-name="T142"><text:s/></text:span><text:span text:style-name="T141"><text:user-field-get text:name="Version">22.04</text:user-field-get></text:span><text:span text:style-name="Strong_20_Emphasis"><text:span text:style-name="T108"><text:s/></text:span></text:span><text:span text:style-name="Strong_20_Emphasis"><text:span text:style-name="T111">LTS</text:span></text:span><text:span text:style-name="T91"> </text:span><text:span text:style-name="Strong_20_Emphasis"><text:span text:style-name="T69"><text:user-field-get text:name="Edition">server</text:user-field-get></text:span></text:span><text:span text:style-name="Strong_20_Emphasis"><text:span text:style-name="T69"><text:s/></text:span></text:span><text:span text:style-name="T143">installation is complete.</text:span></text:p>
      <text:p text:style-name="P16"/>
      <text:p text:style-name="P11"><text:span text:style-name="Emphasis"><text:span text:style-name="T167">Written</text:span></text:span><text:span text:style-name="Emphasis"><text:span text:style-name="T165"> </text:span></text:span><text:span text:style-name="Emphasis"><text:span text:style-name="T167">by</text:span></text:span><text:span text:style-name="Emphasis"><text:span text:style-name="T16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6">Karel Zimmer</text:span></text:span></text:a><text:span text:style-name="Emphasis"><text:span text:style-name="T165">, </text:span></text:span><text:a xlink:type="simple" xlink:href="https://creativecommons.org/publicdomain/zero/1.0" text:style-name="Internet_20_link" text:visited-style-name="Visited_20_Internet_20_Link"><text:span text:style-name="Emphasis"><text:span text:style-name="T168">CC0 1.0 Universal</text:span></text:span></text:a><text:span text:style-name="Emphasis"><text:span text:style-name="T165">, </text:span></text:span><text:span text:style-name="Strong_20_Emphasis"><text:span text:style-name="T34"><text:user-field-get style:data-style-name="N0" text:name="Releaseyear">2022</text:user-field-get></text:span></text:span><text:span text:style-name="Strong_20_Emphasis"><text:span text:style-name="T34">-</text:span></text:span><text:span text:style-name="Strong_20_Emphasis"><text:span text:style-name="T34"><text:date style:data-style-name="N10111" text:date-value="2023-05-13T10:11:41.587769854" text:fixed="true">2023</text:date></text:span></text:span><text:span text:style-name="Emphasis"><text:span text:style-name="T16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07T14:15:20.236798678">07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7T14:15:20.065119530</dc:date>
    <meta:keyword>Installatie</meta:keyword>
    <meta:keyword>Checklist</meta:keyword>
    <meta:keyword>Linux</meta:keyword>
    <meta:editing-cycles>6764</meta:editing-cycles>
    <meta:editing-duration>P11DT21H26M7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3" meta:word-count="519" meta:character-count="3185" meta:non-whitespace-character-count="2693"/>
    <meta:user-defined meta:name="Info 1"/>
    <meta:user-defined meta:name="Info 2"/>
    <meta:user-defined meta:name="Info 3"/>
    <meta:user-defined meta:name="Info 4"/>
  </office:meta>
</office:document-meta>
</file>